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b004" officeooo:paragraph-rsid="0004b004"/>
    </style:style>
    <style:style style:name="P2" style:family="paragraph" style:parent-style-name="Standard" style:master-page-name="First_20_Page">
      <style:paragraph-properties style:page-number="auto"/>
      <style:text-properties officeooo:paragraph-rsid="00080af3"/>
    </style:style>
    <style:style style:name="P3" style:family="paragraph" style:parent-style-name="Standard">
      <style:text-properties officeooo:paragraph-rsid="00080af3"/>
    </style:style>
    <style:style style:name="P4" style:family="paragraph" style:parent-style-name="Standard">
      <style:text-properties officeooo:rsid="0004b004" officeooo:paragraph-rsid="0004b004"/>
    </style:style>
    <style:style style:name="P5" style:family="paragraph" style:parent-style-name="Standard">
      <style:text-properties officeooo:rsid="00080af3" officeooo:paragraph-rsid="00080af3"/>
    </style:style>
    <style:style style:name="T1" style:family="text">
      <style:text-properties officeooo:rsid="00080a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Dona Nobis Pacem</text:span></text:p>
      <text:p text:style-name="P3"><text:span text:style-name="T1">G</text:span>reat Is Thy Faithfulness (D, Eflat)</text:p>
      <text:p text:style-name="Standard">How Great Thou Art (Bflat)</text:p>
      <text:p text:style-name="Standard">To God Be the Glory (Aflat, G)</text:p>
      <text:p text:style-name="Standard">Immortal, Invisible, God Only Wise (Aflat)</text:p>
      <text:p text:style-name="Standard">O God, Our Help in Ages Past (C)</text:p>
      <text:p text:style-name="Standard">Holy, Holy, Holy (Eflat)</text:p>
      <text:p text:style-name="Standard">Dear Lord, and Father of Mankind (D)</text:p>
      <text:p text:style-name="Standard">Eternal Father, Strong to Save (C)</text:p>
      <text:p text:style-name="Standard">I Sing the Mighty Power of God (Aflat)</text:p>
      <text:p text:style-name="Standard">When All Thy Mercies, O My God (F)</text:p>
      <text:p text:style-name="Standard">From All That Dwell Below the Skies (Eflat)</text:p>
      <text:p text:style-name="Standard">The God of Abraham Praise (F minor)</text:p>
      <text:p text:style-name="Standard">God of Our Fathers (Eflat)</text:p>
      <text:p text:style-name="Standard">My God, How Wonderful Thou Art (C)</text:p>
      <text:p text:style-name="Standard">Crown Him with Many Crowns (Eflat)</text:p>
      <text:p text:style-name="Standard">Praise Him! Praise Him! (Aflat)</text:p>
      <text:p text:style-name="Standard">Fairest Lord Jesus (Eflat)</text:p>
      <text:p text:style-name="P1">Name of Jesus! Highest Name (D)</text:p>
      <text:p text:style-name="P1">O Worship the King (Aflat)</text:p>
      <text:p text:style-name="P1">Rejoice, the Lord Is King (Dflat)</text:p>
      <text:p text:style-name="P1">Christ Jesus Hath Done All Things Well (Bflat)</text:p>
      <text:p text:style-name="P1">Come, Thou Almighty King (G)</text:p>
      <text:p text:style-name="P1">Come, Thou Fount (Eflat)</text:p>
      <text:p text:style-name="P1">Grace Greater Than Our Sin (G)</text:p>
      <text:p text:style-name="P1">Tell Me the Story of Jesus (D)</text:p>
      <text:p text:style-name="P1">Wonderful Words of Life (F)</text:p>
      <text:p text:style-name="P1">Redeemed (Aflat)</text:p>
      <text:p text:style-name="P1">There Is a Redeemer (D)</text:p>
      <text:p text:style-name="P1">My Redeemer (Aflat)</text:p>
      <text:p text:style-name="P1">Jesus Loves Even Me (G)</text:p>
      <text:p text:style-name="P1">This Is My Father’s World (D, Eflat)</text:p>
      <text:p text:style-name="P1">As the Deer (D)</text:p>
      <text:p text:style-name="P1">I Exalt Thee (F)</text:p>
      <text:p text:style-name="P1">Give Thanks (F)</text:p>
      <text:p text:style-name="P1">For the Beauty of the Earth (G)</text:p>
      <text:p text:style-name="P1">God, Who Made the Earth and Heaven (F)</text:p>
      <text:p text:style-name="P1">Morning Has Broken (C )</text:p>
      <text:p text:style-name="P1">Teach Us What We Yet May Be (G)</text:p>
      <text:p text:style-name="P1">Great God, We Sing Your Mighty Hand (A)</text:p>
      <text:p text:style-name="P1">The Wonder of It All (Bflat)</text:p>
      <text:p text:style-name="P1">Tell Me the Old, Old Story (C )</text:p>
      <text:p text:style-name="P1">Jesus Loves the Little Children (Aflat)</text:p>
      <text:p text:style-name="P1">Love Divine, All Love Excelling (Bflat)</text:p>
      <text:p text:style-name="P1">One Day (Dflat)</text:p>
      <text:p text:style-name="P1">The Love of God (Dflat)</text:p>
      <text:p text:style-name="P1">O the Deep, Deep Love of Jesus (Eminor)</text:p>
      <text:p text:style-name="P1">Why Should He Love Me So? (C )</text:p>
      <text:p text:style-name="P1">Love Was When (F)</text:p>
      <text:p text:style-name="P1">Break Thou the Bread of Life (D)</text:p>
      <text:p text:style-name="P1">How Firm a Foundation (Aflat)</text:p>
      <text:p text:style-name="P1">Near to the Heart of God (Dflat)</text:p>
      <text:p text:style-name="P1">The Lord’s My Shepherd, I’ll Not Want (F)</text:p>
      <text:p text:style-name="P1">Jesus Loves Me, This I Know (C )</text:p>
      <text:p text:style-name="P1">I Heard the Voice of Jesus Say (Bflat)</text:p>
      <text:p text:style-name="P1">God Will Take Care of You (Bflat)</text:p>
      <text:p text:style-name="P1">Burdens Are Lifted at Calvary (F)</text:p>
      <text:p text:style-name="P1">Moment By Moment (F)</text:p>
      <text:p text:style-name="P1">Blessed Assurance, Jesus Is Mine (D)</text:p>
      <text:p text:style-name="P1">Heaven Cam Down (F)</text:p>
      <text:p text:style-name="P5">Jesus Loves the Little Children (Aflat)</text:p>
      <text:p text:style-name="P5">Be Still My Soul (F)</text:p>
      <text:p text:style-name="P5">My Faith Has Found a Resting Place (G)</text:p>
      <text:p text:style-name="P5">I Am Trusting Thee, Lord Jesus (Aflat)</text:p>
      <text:p text:style-name="P5">He the Pearly Gates Will Open (G)</text:p>
      <text:p text:style-name="P5">Standing on the Promises (D – Johnson)</text:p>
      <text:p text:style-name="P5">Standing on the Promises (Bflat – Carter)</text:p>
      <text:p text:style-name="P5">Hiding In Thee (Eflat)</text:p>
      <text:p text:style-name="P5">Faith Is the Victory (F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4T08:58:11.703000000</meta:creation-date>
    <dc:date>2020-04-25T11:04:39.871823914</dc:date>
    <meta:editing-duration>PT10M28S</meta:editing-duration>
    <meta:editing-cycles>3</meta:editing-cycles>
    <meta:generator>LibreOffice/6.2.8.2$MacOSX_X86_64 LibreOffice_project/f82ddfca21ebc1e222a662a32b25c0c9d20169ee</meta:generator>
    <meta:document-statistic meta:table-count="0" meta:image-count="0" meta:object-count="0" meta:page-count="1" meta:paragraph-count="69" meta:word-count="409" meta:character-count="2076" meta:non-whitespace-character-count="1734"/>
  </office:meta>
</office:document-meta>
</file>